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text-align="start" style:justify-single-word="false"/>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elenium als Umgebung zur Erstellung von Tutorials</text:h>
      <text:p text:style-name="Text_20_body"/>
      <text:h text:style-name="Heading_20_2" text:outline-level="2">Eingabe von Titel und Beschreibung</text:h>
      <text:p text:style-name="Text_20_body">Der erläuternde Text einer Aufgabe muss in den Value von <text:span text:style-name="T1">storeText</text:span> geschrieben werden,</text:p>
      <text:p text:style-name="Text_20_body">der Titel einer Aufgabe in den Value von <text:span text:style-name="T1">storeTitle</text:span>. Es ist notwendig das ein Titel nur einmal vergeben wird.</text:p>
      <text:p text:style-name="Text_20_body"/>
      <text:h text:style-name="Heading_20_2" text:outline-level="2">Anzeigen von Hilfen</text:h>
      <text:p text:style-name="Text_20_body">Soll der Helper genutzt werden muss ein <text:span text:style-name="T1">clickAndWait</text:span> Command vorhanden sein. Werden mehrere dieser <text:s/><text:span text:style-name="T1">clickAndWait</text:span> Commands angegeben arbeitet Tutonium sie nach der Reihenfolge ab. Als Target werden css, name, id und link unterstützt. </text:p>
      <text:p text:style-name="Text_20_body"/>
      <text:h text:style-name="Heading_20_2" text:outline-level="2">Prüfen ob Aufgabe gelöst wurde</text:h>
      <text:p text:style-name="Text_20_body">Um zu prüfen ob eine Aufgabe gelöst wurde kann man die Commands verifyElementPresent, verifyTextPresent oder verifyLocation nutzen. </text:p>
      <text:list xml:id="list32131110" text:style-name="L1">
        <text:list-item>
          <text:p text:style-name="P1"><text:span text:style-name="T1">verifyElementPresent</text:span> prüft ob ein Element auf der geladenen Seite vorhanden ist, als Target werden css, name, id und link unterstützt.</text:p>
        </text:list-item>
      </text:list>
      <text:list xml:id="list30393169" text:style-name="L1">
        <text:list-item>
          <text:p text:style-name="P1"><text:span text:style-name="T1">verifyTextPresent</text:span> überprüft ob ein bestimmter Text im &lt;body&gt; enthalten ist, es wird nur die richtige Schreibweise erkannt.</text:p>
        </text:list-item>
        <text:list-item>
          <text:p text:style-name="P2">verifyText <text:span text:style-name="T2">überprüft ob ein bestimmter Text an einer bestimmten Stelle vorhanden ist</text:span></text:p>
        </text:list-item>
      </text:list>
      <text:list xml:id="list30407419" text:style-name="L1">
        <text:list-item>
          <text:p text:style-name="P1"><text:span text:style-name="T1">verifyLocation</text:span> prüft ob eine vorgegebene URL geladen wurde, wichtig ist das die komplette URL angegeben wird.</text:p>
        </text:list-item>
        <text:list-item>
          <text:p text:style-name="P1"><text:span text:style-name="T1">verifyPath</text:span> prüft ob ein vorgegebener Pfad gelanden wurde</text:p>
        </text:list-item>
      </text:list>
      <text:p text:style-name="Text_20_body"/>
      <text:h text:style-name="Heading_20_2" text:outline-level="2">Helfen und Prüfen bei Formular Element select (Dropdown)</text:h>
      <text:p text:style-name="Text_20_body">Das Command select wird erzeugt wenn man in einem dropdown eine Auswahl trifft. Wert und Ziel werden übernommen und zu Hilfe und Prüfung umgewandelt.</text:p>
      <text:p text:style-name="Text_20_body">Derzeit werden nur Ziele mit einer id unterstützt.</text:p>
      <text:h text:style-name="Heading_20_2" text:outline-level="2">Speichern und exportieren</text:h>
      <text:p text:style-name="Text_20_body">Aufgaben müssen als Selenium Test ohne Dateiendung und als Tutroial mit html Endung exportiert werden.</text:p>
      <text:p text:style-name="Text_20_body">Ein Tutorial muss als Suite gespeichert werden und zwar als tutorial-suite.html</text:p>
      <text:p text:style-name="Text_20_body"/>
      <text:h text:style-name="Heading_20_2" text:outline-level="2"><text:soft-page-break/>Dateistruktur</text:h>
      <text:p text:style-name="Text_20_body">tutorial-suite.html und die Aufgaben Dateien mit html Endung bilden die Grundlage eines Tutorials. Die index.html enthält das Frameset. Im oberen Frame steckt tutonium.html darunter die Anwendung die erlernt werden soll, derzeit PmWiki. <text:s/>tutonium.html erzeugt aus der tutorial-suite.html eine Seite mit Tabs in denen die Aufgaben geladen werd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5T10:23:51.43</meta:creation-date>
    <dc:date>2012-04-18T12:07:20.96</dc:date>
    <meta:editing-duration>PT37M38S</meta:editing-duration>
    <meta:editing-cycles>18</meta:editing-cycles>
    <meta:generator>LibreOffice/3.4$Win32 LibreOffice_project/340m1$Build-302</meta:generator>
    <meta:document-statistic meta:table-count="0" meta:image-count="0" meta:object-count="0" meta:page-count="2" meta:paragraph-count="21" meta:word-count="297" meta:character-count="2022" meta:non-whitespace-character-count="1747"/>
  </office:meta>
</office:document-meta>
</file>